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d694" officeooo:paragraph-rsid="001ed69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ed694" officeooo:paragraph-rsid="001ed694" style:font-weight-asian="bold" style:font-weight-complex="bold"/>
    </style:style>
    <style:style style:name="P4" style:family="paragraph" style:parent-style-name="Standard">
      <style:text-properties fo:font-weight="bold" officeooo:rsid="00264e9a" officeooo:paragraph-rsid="00264e9a" style:font-weight-asian="bold" style:font-weight-complex="bold"/>
    </style:style>
    <style:style style:name="P5" style:family="paragraph" style:parent-style-name="Standard">
      <style:text-properties officeooo:rsid="0020aa8c" officeooo:paragraph-rsid="0020aa8c"/>
    </style:style>
    <style:style style:name="P6" style:family="paragraph" style:parent-style-name="Standard">
      <style:text-properties officeooo:rsid="00222c09" officeooo:paragraph-rsid="00222c09"/>
    </style:style>
    <style:style style:name="P7" style:family="paragraph" style:parent-style-name="Standard">
      <style:text-properties officeooo:rsid="00231891" officeooo:paragraph-rsid="00231891"/>
    </style:style>
    <style:style style:name="P8" style:family="paragraph" style:parent-style-name="Standard">
      <style:text-properties officeooo:rsid="0024b3cd" officeooo:paragraph-rsid="0024b3cd"/>
    </style:style>
    <style:style style:name="P9" style:family="paragraph" style:parent-style-name="Standard">
      <style:text-properties officeooo:rsid="00264e9a" officeooo:paragraph-rsid="00264e9a"/>
    </style:style>
    <style:style style:name="P10" style:family="paragraph" style:parent-style-name="Standard">
      <style:text-properties fo:font-weight="normal" officeooo:rsid="00264e9a" officeooo:paragraph-rsid="00264e9a" style:font-weight-asian="normal" style:font-weight-complex="normal"/>
    </style:style>
    <style:style style:name="P11" style:family="paragraph" style:parent-style-name="Standard">
      <style:text-properties fo:font-weight="normal" officeooo:rsid="0027bd7d" officeooo:paragraph-rsid="0027bd7d" style:font-weight-asian="normal" style:font-weight-complex="normal"/>
    </style:style>
    <style:style style:name="P12" style:family="paragraph" style:parent-style-name="Standard">
      <style:text-properties fo:font-weight="normal" officeooo:rsid="0029b806" officeooo:paragraph-rsid="0029b806" style:font-weight-asian="normal" style:font-weight-complex="normal"/>
    </style:style>
    <style:style style:name="P13" style:family="paragraph" style:parent-style-name="Standard">
      <style:text-properties fo:font-style="normal" officeooo:rsid="0020aa8c" officeooo:paragraph-rsid="0020aa8c" style:font-style-asian="normal" style:font-style-complex="normal"/>
    </style:style>
    <style:style style:name="P14" style:family="paragraph" style:parent-style-name="Standard">
      <style:text-properties fo:font-style="normal" officeooo:rsid="00222c09" officeooo:paragraph-rsid="00222c09" style:font-style-asian="normal" style:font-style-complex="normal"/>
    </style:style>
    <style:style style:name="P15" style:family="paragraph" style:parent-style-name="Standard">
      <style:text-properties fo:font-style="normal" fo:font-weight="bold" officeooo:rsid="00222c09" officeooo:paragraph-rsid="00222c09" style:font-style-asian="normal" style:font-weight-asian="bold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uração CentOS</text:p>
      <text:p text:style-name="Standard"/>
      <text:p text:style-name="Standard">yum install net-tools</text:p>
      <text:p text:style-name="Standard">yum install wget</text:p>
      <text:p text:style-name="Standard">yum install vim</text:p>
      <text:p text:style-name="Standard"/>
      <text:p text:style-name="Standard">Instalação Elastic Stack</text:p>
      <text:p text:style-name="Standard"/>
      <text:p text:style-name="P2">1º - Elastic Search</text:p>
      <text:p text:style-name="Standard"/>
      <text:p text:style-name="Standard">yum install java-1.8.0-openjdk -y</text:p>
      <text:p text:style-name="Standard"/>
      <text:p text:style-name="Standard">rpm --import https://artifacts.elastic.co/GPG-KEY-elasticsearch</text:p>
      <text:p text:style-name="Standard"/>
      <text:p text:style-name="Standard">wget https://artifacts.elastic.co/downloads/elasticsearch/elasticsearch-6.2.3.rpm</text:p>
      <text:p text:style-name="Standard"/>
      <text:p text:style-name="Standard">rpm --install elasticsearch-6.2.3.rpm</text:p>
      <text:p text:style-name="Standard"/>
      <text:p text:style-name="Standard">systemctl daemon-reload</text:p>
      <text:p text:style-name="Standard"/>
      <text:p text:style-name="Standard">systemctl enable elasticsearch</text:p>
      <text:p text:style-name="Standard"/>
      <text:p text:style-name="Standard">cd /etc/elasticsearch</text:p>
      <text:p text:style-name="Standard"/>
      <text:p text:style-name="Standard">vim elasticseach.yml</text:p>
      <text:p text:style-name="Standard"/>
      <text:p text:style-name="Standard">network.host: "localhost"</text:p>
      <text:p text:style-name="Standard"/>
      <text:p text:style-name="Standard">systemctl start elasticsearch</text:p>
      <text:p text:style-name="Standard"/>
      <text:p text:style-name="Standard">sysytemctl status elasticsearch</text:p>
      <text:p text:style-name="Standard"/>
      <text:p text:style-name="P3">2º – Logstash</text:p>
      <text:p text:style-name="P1"/>
      <text:p text:style-name="P1"/>
      <text:p text:style-name="P1">wget <text:a xlink:type="simple" xlink:href="https://artifacts.elastic.co/downloads/logstash/logstash-6.2.3.rpm" text:style-name="Internet_20_link" text:visited-style-name="Visited_20_Internet_20_Link">https://artifacts.elastic.co/downloads/logstash/logstash-6.2.3.rpm</text:a></text:p>
      <text:p text:style-name="P1"/>
      <text:p text:style-name="P1">rpm --install logstash-6.2.3.rpm</text:p>
      <text:p text:style-name="P1"/>
      <text:p text:style-name="P1">systemctl enable logstash</text:p>
      <text:p text:style-name="P1"/>
      <text:p text:style-name="P5">cd <text:span text:style-name="T1">/etc/logstash/conf.d</text:span></text:p>
      <text:p text:style-name="P13"/>
      <text:p text:style-name="P5"><text:span text:style-name="T1">wget </text:span><text:a xlink:type="simple" xlink:href="https://github.com/linuxacademy/content-elastic-log-samples/raw/master/apache.conf" text:style-name="Internet_20_link" text:visited-style-name="Visited_20_Internet_20_Link"><text:span text:style-name="T1">https://github.com/linuxacademy/content-elastic-log-samples/raw/master/apache.conf</text:span></text:a></text:p>
      <text:p text:style-name="P14">^</text:p>
      <text:p text:style-name="P14">Esse é o arquivo de configuração fornecido pela linuxacademy onde contém todos os filtros do nosso web acess log que usaremos posteriormente</text:p>
      <text:p text:style-name="P13"/>
      <text:p text:style-name="P14">systemctl start logstash</text:p>
      <text:p text:style-name="P14"/>
      <text:p text:style-name="P14">mkdir /var/log/apache2</text:p>
      <text:p text:style-name="P14"/>
      <text:p text:style-name="P6"><text:span text:style-name="T1">wget </text:span><text:a xlink:type="simple" xlink:href="https://github.com/linuxacademy/content-elastic-log-samples/raw/master/access.log" text:style-name="Internet_20_link" text:visited-style-name="Visited_20_Internet_20_Link"><text:span text:style-name="T1">https://github.com/linuxacademy/content-elastic-log-samples/raw/master/access.log</text:span></text:a></text:p>
      <text:p text:style-name="P14"/>
      <text:p text:style-name="P14"/>
      <text:p text:style-name="P14"/>
      <text:p text:style-name="P15">3º - Filebeat</text:p>
      <text:p text:style-name="P6"><text:soft-page-break/></text:p>
      <text:p text:style-name="P6">wget <text:a xlink:type="simple" xlink:href="https://artifacts.elastic.co/downloads/beats/filebeat/filebeat-6.2.3-x86_64.rpm" text:style-name="Internet_20_link" text:visited-style-name="Visited_20_Internet_20_Link">https://artifacts.elastic.co/downloads/beats/filebeat/filebeat-6.2.3-x86_64.rpm</text:a></text:p>
      <text:p text:style-name="P6"/>
      <text:p text:style-name="P6">rpm --install filebeat-6.2.3-x86_64.rpm</text:p>
      <text:p text:style-name="P6"/>
      <text:p text:style-name="P7">systemctl enable filebeat</text:p>
      <text:p text:style-name="P7"/>
      <text:p text:style-name="P7">vim /etc/filebeat/filebeat.yml</text:p>
      <text:p text:style-name="P7">^</text:p>
      <text:p text:style-name="P7">Nesse arquivo definimos o tipo de arquivo será tratado pelo filebeat, por default o tipo é log</text:p>
      <text:p text:style-name="P7">Logo abaixo em paths especificamos o caminho do arquivo</text:p>
      <text:p text:style-name="P7"/>
      <text:p text:style-name="P8">filebeat setup (para iniciarmos o modulo do apache2)</text:p>
      <text:p text:style-name="P7"/>
      <text:p text:style-name="P8">O que faremos aqui é mudar o output, por default o filebeat se conecta diretamente com o elasticsearch, mas queremos que ele se conecte com o logstash, então comentaremos as linhas do “Elasticsearch output” e descomentaremos do “Logstash output”</text:p>
      <text:p text:style-name="P8"/>
      <text:p text:style-name="P8">feito isso…</text:p>
      <text:p text:style-name="P8"/>
      <text:p text:style-name="P8">filebeat modulos enable apache2</text:p>
      <text:p text:style-name="P8"/>
      <text:p text:style-name="P9">systemctl start filebeat</text:p>
      <text:p text:style-name="P9"/>
      <text:p text:style-name="P9"/>
      <text:p text:style-name="P4">4º – Kibana</text:p>
      <text:p text:style-name="P4"/>
      <text:p text:style-name="P10">wget <text:a xlink:type="simple" xlink:href="https://artifacts.elastic.co/downloads/kibana/kibana-6.2.3-x86_64.rpm" text:style-name="Internet_20_link" text:visited-style-name="Visited_20_Internet_20_Link">https://artifacts.elastic.co/downloads/kibana/kibana-6.2.3-x86_64.rpm</text:a></text:p>
      <text:p text:style-name="P10"/>
      <text:p text:style-name="P10">rpm --install kibana-6.2.3-x86_64.rpm</text:p>
      <text:p text:style-name="P10"/>
      <text:p text:style-name="P10">systemctl enable kibana</text:p>
      <text:p text:style-name="P10"/>
      <text:p text:style-name="P11">systemctl start kibana</text:p>
      <text:p text:style-name="P11"/>
      <text:p text:style-name="P12">Nesse teste, para conseguirmos abrirmos o kibana no browser, abriremos nosso terminal local e faremos um tunnel com o servidor</text:p>
      <text:p text:style-name="P12"/>
      <text:p text:style-name="P12">ssh root@&lt;ip&gt; -L 5601:localhost:5601</text:p>
      <text:p text:style-name="P12"/>
      <text:p text:style-name="P12">Neste caso a porta 5601 refere-se ao kibana</text:p>
      <text:p text:style-name="P12"/>
      <text:p text:style-name="P12">No navegador iremos acessar localhost:5601</text:p>
      <text:p text:style-name="P12"/>
      <text:p text:style-name="P12">Agora no kibana, vamos criar um index pattern</text:p>
      <text:p text:style-name="P12"/>
      <text:p text:style-name="P12">Management &gt; No campo index pattern &gt; filebeat-* &gt; Next step &gt; @timestamp &gt; Create index patte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3T15:38:42.303213278</dc:date>
    <meta:editing-duration>PT3H3M4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52" meta:word-count="267" meta:character-count="2290" meta:non-whitespace-character-count="2078"/>
  </office:meta>
</office:document-meta>
</file>